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Open Sans" svg:font-family="'Ope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Open Sans1"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ab-stops>
          <style:tab-stop style:position="2.0547in"/>
          <style:tab-stop style:position="3.3465in" style:type="center"/>
          <style:tab-stop style:position="6.6929in" style:type="right"/>
        </style:tab-stops>
      </style:paragraph-properties>
    </style:style>
    <style:style style:name="P2"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style>
    <style:style style:name="P3" style:family="paragraph" style:parent-style-name="Text_20_body">
      <style:paragraph-properties fo:margin-left="0in" fo:margin-right="0in" fo:margin-top="0in" fo:margin-bottom="0.1665in" loext:contextual-spacing="false" fo:orphans="2" fo:widows="2" fo:text-indent="0in" style:auto-text-indent="false"/>
    </style:style>
    <style:style style:name="P4"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5" style:family="paragraph" style:parent-style-name="Preformatted_20_Text">
      <style:paragraph-properties fo:margin-top="0in" fo:margin-bottom="0in" loext:contextual-spacing="false" fo:line-height="145%" fo:orphans="2" fo:widows="2" fo:padding="0in" fo:border="none"/>
    </style:style>
    <style:style style:name="P6" style:family="paragraph" style:parent-style-name="Text_20_body">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7" style:family="paragraph" style:parent-style-name="Text_20_body">
      <style:paragraph-properties fo:margin-top="0.1665in" fo:margin-bottom="0.1665in" loext:contextual-spacing="false" fo:orphans="2" fo:widows="2"/>
      <style:text-properties fo:font-variant="normal" fo:text-transform="none" fo:color="#24292e" style:font-name="apple-system" fo:font-size="12pt" fo:letter-spacing="normal" fo:font-style="normal" fo:font-weight="normal"/>
    </style:style>
    <style:style style:name="P8" style:family="paragraph" style:parent-style-name="sender_20_address">
      <style:paragraph-properties>
        <style:tab-stops>
          <style:tab-stop style:position="5.4516in" style:type="right"/>
        </style:tab-stops>
      </style:paragraph-properties>
      <style:text-properties fo:font-size="10pt" fo:font-weight="normal" officeooo:rsid="000e487e" style:font-size-asian="10pt" style:font-weight-asian="normal" style:font-size-complex="10pt" style:font-weight-complex="normal"/>
    </style:style>
    <style:style style:name="P9" style:family="paragraph" style:parent-style-name="Text_20_body" style:list-style-name="L1">
      <style:paragraph-properties fo:margin-top="0.1665in" fo:margin-bottom="0.1665in" loext:contextual-spacing="false" fo:orphans="2" fo:widows="2"/>
      <style:text-properties fo:font-variant="normal" fo:text-transform="none" fo:color="#24292e" style:font-name="apple-system" fo:font-size="12pt" fo:letter-spacing="normal" fo:font-style="normal" fo:font-weight="normal"/>
    </style:style>
    <style:style style:name="P10" style:family="paragraph" style:parent-style-name="Text_20_body" style:list-style-name="L1">
      <style:paragraph-properties fo:margin-top="0.1665in" fo:margin-bottom="0.1665in" loext:contextual-spacing="false" fo:orphans="2" fo:widows="2"/>
      <style:text-properties fo:font-variant="normal" fo:text-transform="none" fo:color="#24292e" style:font-name="apple-system" fo:font-size="12pt" fo:letter-spacing="normal" fo:font-style="normal" fo:font-weight="normal" officeooo:paragraph-rsid="001f9ebc"/>
    </style:style>
    <style:style style:name="P11" style:family="paragraph" style:parent-style-name="Text_20_body" style:list-style-name="L3">
      <style:paragraph-properties fo:margin-top="0.1665in" fo:margin-bottom="0.1665in" loext:contextual-spacing="false" fo:orphans="2" fo:widows="2"/>
      <style:text-properties fo:font-variant="normal" fo:text-transform="none" fo:color="#24292e" style:font-name="apple-system" fo:font-size="12pt" fo:letter-spacing="normal" fo:font-style="normal" fo:font-weight="normal"/>
    </style:style>
    <style:style style:name="P12" style:family="paragraph" style:parent-style-name="Text_20_body" style:list-style-name="L1">
      <style:paragraph-properties fo:margin-top="0.1665in" fo:margin-bottom="0.1665in" loext:contextual-spacing="false" fo:orphans="2" fo:widows="2"/>
    </style:style>
    <style:style style:name="P13" style:family="paragraph" style:parent-style-name="Text_20_body" style:list-style-name="L2">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14" style:family="paragraph" style:parent-style-name="Heading_20_1" style:master-page-name="First_20_Page">
      <style:paragraph-properties style:page-number="auto">
        <style:tab-stops>
          <style:tab-stop style:position="5.4516in" style:type="right"/>
        </style:tab-stops>
      </style:paragraph-properties>
      <style:text-properties fo:font-variant="normal" fo:text-transform="none" fo:color="#24292e" style:font-name="apple-system" fo:font-size="10pt" fo:letter-spacing="normal" fo:font-style="normal" fo:font-weight="bold" officeooo:rsid="000e487e" style:font-size-asian="10pt" style:font-weight-asian="normal" style:font-size-complex="10pt" style:font-weight-complex="normal"/>
    </style:style>
    <style:style style:name="T1" style:family="text">
      <style:text-properties fo:font-variant="normal" fo:text-transform="none" fo:color="#24292e" style:font-name="apple-system" fo:font-size="12pt" fo:letter-spacing="normal" fo:font-style="normal" fo:font-weight="bold"/>
    </style:style>
    <style:style style:name="T2" style:family="text">
      <style:text-properties fo:font-variant="normal" fo:text-transform="none" fo:color="#24292e" style:font-name="apple-system" fo:font-size="12pt" fo:letter-spacing="normal" fo:font-style="normal" fo:font-weight="normal"/>
    </style:style>
    <style:style style:name="T3" style:family="text">
      <style:text-properties fo:font-variant="normal" fo:text-transform="none" fo:color="#24292e" style:font-name="SFMono-Regular" fo:font-size="9.75pt" fo:letter-spacing="normal" fo:font-style="normal" fo:font-weight="normal" fo:background-color="transparent" loext:char-shading-value="0" loext:padding="0in" loext:border="none"/>
    </style:style>
    <style:style style:name="T4" style:family="text">
      <style:text-properties fo:font-variant="normal" fo:text-transform="none" fo:color="#24292e" style:font-name="SFMono-Regular" fo:font-size="9.75pt" fo:letter-spacing="normal" fo:font-style="normal" fo:font-weight="normal" officeooo:rsid="001e115c" fo:background-color="transparent" loext:char-shading-value="0" loext:padding="0in" loext:border="none"/>
    </style:style>
    <style:style style:name="T5"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6" style:family="text">
      <style:text-properties officeooo:rsid="001f9ebc"/>
    </style:style>
    <style:style style:name="T7" style:family="text">
      <style:text-properties officeooo:rsid="001fe217"/>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MY HOSPITALI</text:h>
      <text:p text:style-name="P3"><text:span text:style-name="Strong_20_Emphasis"><text:span text:style-name="T1">Installation</text:span></text:span></text:p>
      <text:list xml:id="list8049886031083843561" text:style-name="L1">
        <text:list-item>
          <text:p text:style-name="P9">Make sure that the target environment for <text:span text:style-name="T6">My Hospitali</text:span> has Python 3.2.2 and Django 1.6.5 installed and running correctly.</text:p>
        </text:list-item>
        <text:list-item>
          <text:p text:style-name="P10">Unzip the compressed folder containing the <text:span text:style-name="T6">My Hospitali</text:span> application into a suitable directory of your choice.</text:p>
        </text:list-item>
        <text:list-item>
          <text:p text:style-name="P9">Once that is done, open a command prompt window (Windows) or a Terminal window (Mac OS).</text:p>
        </text:list-item>
        <text:list-item>
          <text:p text:style-name="P9">In your terminal or command prompt window, navigate to the directory that the file 'quickstart.py' is located in.</text:p>
        </text:list-item>
        <text:list-item>
          <text:p text:style-name="P9">Type in the command "python quickstart.py" on your command prompt or Terminal window and run it.</text:p>
        </text:list-item>
        <text:list-item>
          <text:p text:style-name="P12"><text:span text:style-name="T2">Take the HTTP address from the line beginning with "Starting development server at...". Put that web address into a web browser of your choice and go to it. The URL you enter should look something like this: </text:span><text:a xlink:type="simple" xlink:href="http://localhost:8000/" text:style-name="Internet_20_link" text:visited-style-name="Visited_20_Internet_20_Link"><text:span text:style-name="T5">http://localhost:8000</text:span></text:a><text:span text:style-name="T2"> OR</text:span><text:a xlink:type="simple" xlink:href="http://127.0.0.1:8000/" text:style-name="Internet_20_link" text:visited-style-name="Visited_20_Internet_20_Link"><text:span text:style-name="T5">http://127.0.0.1:8000</text:span></text:a></text:p>
        </text:list-item>
        <text:list-item>
          <text:p text:style-name="P9">If this is the first time running My Hospitali, when you visit the web address, you will be prompted to setup an Administrator account through which the rest of the system can be configured.</text:p>
        </text:list-item>
      </text:list>
      <text:p text:style-name="P7"/>
      <text:p text:style-name="P7"/>
      <text:p text:style-name="P7"/>
      <text:p text:style-name="P7"/>
      <text:p text:style-name="P7"/>
      <text:p text:style-name="P3"><text:soft-page-break/><text:span text:style-name="Strong_20_Emphasis"><text:span text:style-name="T1">LOGINS AND PASSWORDS</text:span></text:span><text:span text:style-name="T2"> |</text:span></text:p>
      <text:p text:style-name="P4"><text:span text:style-name="T7">I</text:span> have setup a number of accounts on the system that have been pre populated with data to fully show off our interface. The login credentials for them are:</text:p>
      <text:p text:style-name="P2"><text:span text:style-name="Source_20_Text"><text:span text:style-name="T3">Username: admina@test.com</text:span></text:span></text:p>
      <text:p text:style-name="P5"><text:span text:style-name="Source_20_Text"><text:span text:style-name="T3">Password: a</text:span></text:span></text:p>
      <text:p text:style-name="P5"/>
      <text:p text:style-name="P5"><text:span text:style-name="Source_20_Text"><text:span text:style-name="T3">Username: doctora@test.com</text:span></text:span></text:p>
      <text:p text:style-name="P5"><text:span text:style-name="Source_20_Text"><text:span text:style-name="T3">Password: a</text:span></text:span></text:p>
      <text:p text:style-name="P5"/>
      <text:p text:style-name="P5"><text:span text:style-name="Source_20_Text"><text:span text:style-name="T3">Username: nursea@test.com</text:span></text:span></text:p>
      <text:p text:style-name="P5"><text:span text:style-name="Source_20_Text"><text:span text:style-name="T3">Password: a</text:span></text:span></text:p>
      <text:p text:style-name="P5"/>
      <text:p text:style-name="P5"><text:span text:style-name="Source_20_Text"><text:span text:style-name="T3">Username: patienta@test.com</text:span></text:span></text:p>
      <text:p text:style-name="P5"><text:span text:style-name="Source_20_Text"><text:span text:style-name="T3">Password: a</text:span></text:span><text:span text:style-name="Source_20_Text"><text:span text:style-name="T4">dmin1234</text:span></text:span></text:p>
      <text:p text:style-name="P5"><text:span text:style-name="Source_20_Text"><text:span text:style-name="T4"/></text:span></text:p>
      <text:p text:style-name="P5"><text:span text:style-name="Source_20_Text"><text:span text:style-name="T4"/></text:span></text:p>
      <text:p text:style-name="P5"><text:span text:style-name="Source_20_Text"><text:span text:style-name="T4"/></text:span></text:p>
      <text:p text:style-name="P5"><text:span text:style-name="Source_20_Text"><text:span text:style-name="T4"/></text:span></text:p>
      <text:p text:style-name="P5"><text:span text:style-name="Source_20_Text"><text:span text:style-name="T4"/></text:span></text:p>
      <text:p text:style-name="P5"><text:span text:style-name="Source_20_Text"><text:span text:style-name="T4"/></text:span></text:p>
      <text:p text:style-name="P5"><text:span text:style-name="Source_20_Text"><text:span text:style-name="T4"/></text:span></text:p>
      <text:p text:style-name="P5"><text:span text:style-name="Source_20_Text"><text:span text:style-name="T4"/></text:span></text:p>
      <text:p text:style-name="P5"><text:span text:style-name="Source_20_Text"><text:span text:style-name="T4"/></text:span></text:p>
      <text:p text:style-name="P5"><text:span text:style-name="Source_20_Text"><text:span text:style-name="T4"/></text:span></text:p>
      <text:p text:style-name="P5"><text:span text:style-name="Source_20_Text"><text:span text:style-name="T4"/></text:span></text:p>
      <text:p text:style-name="P5"><text:span text:style-name="Source_20_Text"><text:span text:style-name="T4"/></text:span></text:p>
      <text:p text:style-name="P5"><text:span text:style-name="Source_20_Text"><text:span text:style-name="T4"/></text:span></text:p>
      <text:p text:style-name="P5"><text:span text:style-name="Source_20_Text"><text:span text:style-name="T4"/></text:span></text:p>
      <text:p text:style-name="P5"><text:span text:style-name="Source_20_Text"><text:span text:style-name="T4"/></text:span></text:p>
      <text:p text:style-name="P5"><text:span text:style-name="Source_20_Text"><text:span text:style-name="T4"/></text:span></text:p>
      <text:p text:style-name="P5"><text:span text:style-name="Source_20_Text"><text:span text:style-name="T4"/></text:span></text:p>
      <text:p text:style-name="P5"><text:span text:style-name="Source_20_Text"><text:span text:style-name="T4"/></text:span></text:p>
      <text:p text:style-name="P5"><text:span text:style-name="Source_20_Text"><text:span text:style-name="T4"/></text:span></text:p>
      <text:p text:style-name="P5"><text:span text:style-name="Source_20_Text"><text:span text:style-name="T4"/></text:span></text:p>
      <text:p text:style-name="P5"><text:span text:style-name="Source_20_Text"><text:span text:style-name="T4"/></text:span></text:p>
      <text:p text:style-name="P5"><text:span text:style-name="Source_20_Text"><text:span text:style-name="T4"/></text:span></text:p>
      <text:p text:style-name="P5"><text:span text:style-name="Source_20_Text"><text:span text:style-name="T4"/></text:span></text:p>
      <text:p text:style-name="P5"><text:span text:style-name="Source_20_Text"><text:span text:style-name="T4"/></text:span></text:p>
      <text:p text:style-name="P5"><text:span text:style-name="Source_20_Text"><text:span text:style-name="T4"/></text:span></text:p>
      <text:p text:style-name="P5"><text:span text:style-name="Source_20_Text"><text:span text:style-name="T4"/></text:span></text:p>
      <text:p text:style-name="P3"><text:span text:style-name="Strong_20_Emphasis"><text:span text:style-name="T1">DISCLAIMERS</text:span></text:span><text:span text:style-name="T2"> |</text:span></text:p>
      <text:p text:style-name="P4"><text:soft-page-break/>The My Hospitali System provides the following functionality</text:p>
      <text:list xml:id="list6333688011273815333" text:style-name="L2">
        <text:list-item>
          <text:p text:style-name="P13">Patient Registration</text:p>
        </text:list-item>
        <text:list-item>
          <text:p text:style-name="P13">Administrator Registration</text:p>
        </text:list-item>
        <text:list-item>
          <text:p text:style-name="P13">Update Patient Profile Information</text:p>
        </text:list-item>
        <text:list-item>
          <text:p text:style-name="P13">Update Patient Medical Information</text:p>
        </text:list-item>
        <text:list-item>
          <text:p text:style-name="P13">Create or Update Patient Appointment</text:p>
        </text:list-item>
        <text:list-item>
          <text:p text:style-name="P13">Cancel Patient Appointment</text:p>
        </text:list-item>
        <text:list-item>
          <text:p text:style-name="P13">Appointment Calendar</text:p>
        </text:list-item>
        <text:list-item>
          <text:p text:style-name="P13">Add/Remove Prescriptions</text:p>
        </text:list-item>
        <text:list-item>
          <text:p text:style-name="P13">Viewing Patient Medical Information, Prescriptions and Tests and Results</text:p>
        </text:list-item>
        <text:list-item>
          <text:p text:style-name="P13">Release Test Results</text:p>
        </text:list-item>
        <text:list-item>
          <text:p text:style-name="P13">Logging System Activity</text:p>
        </text:list-item>
        <text:list-item>
          <text:p text:style-name="P13">Admission and Discharge to/from Hospital</text:p>
        </text:list-item>
        <text:list-item>
          <text:p text:style-name="P13">Viewing Activity Log</text:p>
        </text:list-item>
        <text:list-item>
          <text:p text:style-name="P13">Viewing System Statistics</text:p>
        </text:list-item>
        <text:list-item>
          <text:p text:style-name="P13">Patient Transfer</text:p>
        </text:list-item>
        <text:list-item>
          <text:p text:style-name="P13">Upload Patient Information</text:p>
        </text:list-item>
        <text:list-item>
          <text:p text:style-name="P13">Send Private Message</text:p>
        </text:list-item>
        <text:list-item>
          <text:p text:style-name="P13">Importing / Exporting Information Through .csv Files</text:p>
        </text:list-item>
      </text:list>
      <text:p text:style-name="P6"/>
      <text:p text:style-name="P6"/>
      <text:p text:style-name="P6"/>
      <text:p text:style-name="P6"/>
      <text:p text:style-name="P3"><text:span text:style-name="Strong_20_Emphasis"><text:span text:style-name="T1">BASIC USAGE INSTRUCTIONS</text:span></text:span></text:p>
      <text:list xml:id="list1838546397462917565" text:style-name="L3">
        <text:list-item>
          <text:p text:style-name="P11"><text:soft-page-break/>Patient Registration - patients only</text:p>
          <text:p text:style-name="P11">a) When first starting My Hospitali, you will be greeted by My Hospitali's login page.</text:p>
          <text:p text:style-name="P11">b) Once there, press one of the 'Register' buttons located either in the upper right corner of the page or in the middle of the page.</text:p>
          <text:p text:style-name="P11">c) My Hospitali will take you to a registration form for patients. Once there, fill in the form with the information asked for by the form.</text:p>
          <text:p text:style-name="P11">d) Once done, press the 'Register' button.</text:p>
          <text:p text:style-name="P11">e) You should now be logged in and taken to the dashboard page with a green alert message telling you that you have successfully been registered with My Hospitali. If you do not see this, the registration form may not have been filled out correctly. My Hospitali will tell you what part(s) of the form must be done. Retry steps c and d.</text:p>
        </text:list-item>
        <text:list-item>
          <text:p text:style-name="P11">Doctor, Nurse, and/or Administrator Registration - administrators only</text:p>
          <text:p text:style-name="P11">a) Doctors, Nurses, and Administrators must be registered by an already existing My Hospitali administrator. To do this, an administrator must first be logged in.</text:p>
          <text:p text:style-name="P11">b) Once the administrator is logged in, move the mouse pointer over to the left side of the page to reveal a side bar - if it is hidden - and click 'Manage Users'.</text:p>
          <text:p text:style-name="P11">c) You will be directed to a page displaying all of the users registered to My Hospitali. In the upper left of the page, next to the side bar, press the green 'Add Employee' button.</text:p>
          <text:p text:style-name="P11">d) Now you should see the 'Add an Employee' form. Fill in the form, entering the information for your new employee's account.</text:p>
          <text:p text:style-name="P11">e) Once done, press the 'Register' button.</text:p>
          <text:p text:style-name="P11"><text:soft-page-break/>f) You should now see a green alert message telling you that the new doctor, nurse, or administrator account was successfully registered. If you do not see one, the form may not have been filled in correctly. My Hospitali will tell you what part(s) of the form must be done. Retry steps d and e.</text:p>
        </text:list-item>
        <text:list-item>
          <text:p text:style-name="P11">Logging On to My Hospitali - any user type</text:p>
          <text:p text:style-name="P11">a) When first starting My Hospitali, you will be greeted by My Hospitali's login page.</text:p>
          <text:p text:style-name="P11">b) If you have not already created an account, you cannot login and must first register. If you have, simply type in the email address you used to register into the 'Email' field and the password you chose into the 'Password' field and then press enter or click on the dark blue 'Login' button</text:p>
          <text:p text:style-name="P11">c) If you provided the same credentials you used to register, you shall be logged in to My Hospitali and be taken to the dashboard page. Otherwise, you shall remain on the login page because your credentials were not right. Retype your credentials and try again.</text:p>
        </text:list-item>
        <text:list-item>
          <text:p text:style-name="P11">Logging Out of My Hospitali - any user type</text:p>
          <text:p text:style-name="P11">a) While you are logged into your account, navigate over to 'Account Management' located on the upper right of the page.</text:p>
          <text:p text:style-name="P11">b) Press it once and a pop-down menu will be displayed.</text:p>
          <text:p text:style-name="P11">c) Now press the 'Logout' button on the bottom of the menu.</text:p>
          <text:p text:style-name="P11">d) My Hospitali will log you out of the system and return you back to the login page telling you that you have successfully logged out.</text:p>
        </text:list-item>
        <text:list-item>
          <text:p text:style-name="P11">Changing Your Password - any user type</text:p>
          <text:p text:style-name="P11"><text:soft-page-break/>a) While you are logged into your account, navigate over to 'Account Management' located on the upper right of the page.</text:p>
          <text:p text:style-name="P11">b) Press it once and a pop-down menu will be displayed.</text:p>
          <text:p text:style-name="P11">c) Now press the 'Change Password' option near the bottom of the menu.</text:p>
          <text:p text:style-name="P11">d) Once you are taken to the 'Password Reset' page, type in your current password into the 'Current' field.</text:p>
          <text:p text:style-name="P11">e) Now type in the password you would like to change to twice: once into the 'New' field and once more into the field right below it.</text:p>
          <text:p text:style-name="P11">f) Press the 'Change Password' button.</text:p>
          <text:p text:style-name="P11">g) You should now see a green alert message telling you that your password has been successfully changed. If you do not see one, your password has not been changed. My Hospitali will tell you what password did not match. Retry steps d through f.</text:p>
        </text:list-item>
        <text:list-item>
          <text:p text:style-name="P11">Viewing Your Profile - any user type</text:p>
          <text:p text:style-name="P11">a) While you are logged into your account, navigate over to 'Account Management' located on the upper right of the page. Press 'View Profile' to go to your dashboard page.</text:p>
        </text:list-item>
        <text:list-item>
          <text:p text:style-name="P11">Updating Your Profile - any user type</text:p>
          <text:p text:style-name="P11">a) While you are logged into your account, navigate over to 'Account Management' located on the upper right of the page.</text:p>
          <text:p text:style-name="P11">b) Press it once and a pop-down menu will be displayed.</text:p>
          <text:p text:style-name="P11">c) Now press the 'Update Profile' option in the middle of the menu.</text:p>
          <text:p text:style-name="P11"><text:soft-page-break/>d) You will be taken to the 'Update Profile' form. From there, you may fill out or alter any of the information in the form.</text:p>
          <text:p text:style-name="P11">e) Once done, press the 'Update Profile' button on the bottom of the page.</text:p>
          <text:p text:style-name="P11">f) You should now see a green alert message telling you that your profile has been updated. If you do not see one, your profile has not been updated. My Hospitali will tell you what part(s) of the form must be done. Retry steps d through e.</text:p>
        </text:list-item>
        <text:list-item>
          <text:p text:style-name="P11">Viewing Your Messages - any user type</text:p>
          <text:p text:style-name="P11">a) While you are logged into your account, go to the sidebar menu to the left of the page and press 'Messages'.</text:p>
          <text:p text:style-name="P11">b) My Hospitali will take you to your Messages page.</text:p>
          <text:p text:style-name="P11">c) To view the messages you have received, press the 'Received messages' tab.</text:p>
          <text:p text:style-name="P11">d) To view the messages you have sent, press the 'Sent messages' tab.</text:p>
        </text:list-item>
        <text:list-item>
          <text:p text:style-name="P11">Reading A Message - any user type</text:p>
          <text:p text:style-name="P11">a) While you are logged into your account, go to the sidebar menu to the left of the page and press 'Messages'.</text:p>
          <text:p text:style-name="P11">b) My Hospitali will take you to your Messages page.</text:p>
          <text:p text:style-name="P11">c) To read to a message, press the 'Read' button located under the 'Options' column.</text:p>
          <text:p text:style-name="P11">d) A modal view will fall down from the top of the screen displaying the message's subject, sender, receiver, and contents.</text:p>
          <text:p text:style-name="P11"><text:soft-page-break/>e) Click on the green 'Reply' button to reply to the sender or click on the dark blue 'Return to list' button to go back to the Messages page.</text:p>
        </text:list-item>
        <text:list-item>
          <text:p text:style-name="P11">Replying to A Message - any user type</text:p>
          <text:p text:style-name="P11">a) While you are logged into your account, go to the sidebar menu to the left of the page and press 'Messages'.</text:p>
          <text:p text:style-name="P11">b) My Hospitali will take you to your Messages page.</text:p>
          <text:p text:style-name="P11">c) To reply to a message, you can either first read it and then press the 'Reply' button on the modal view or press the 'Reply' button located under the 'Options' column.</text:p>
          <text:p text:style-name="P11">d) You will be taken to the 'New Message' form. Fill out the header and body of the message.</text:p>
          <text:p text:style-name="P11">e) Once done, press the 'Send Message' button in the middle of the page.</text:p>
          <text:p text:style-name="P11">f) You should now be taken back to your Messages page. You should see a green alert message telling you that your message was successfully sent. If you do not see this, the message was not sent. My Hospitali will tell you what part(s) of the form must be done. Retry steps d and e.</text:p>
        </text:list-item>
        <text:list-item>
          <text:p text:style-name="P11">Sending A Message - any user type</text:p>
          <text:p text:style-name="P11">a) While you are logged into your account, go to the sidebar menu to the left of the page and press 'Messages'.</text:p>
          <text:p text:style-name="P11">b) My Hospitali will take you to your Messages page.</text:p>
          <text:p text:style-name="P11">c) Press the green 'New message' button near the top of the screen.</text:p>
          <text:p text:style-name="P11">d) You will be taken to the 'New Message' form. Choose who you would like to send this message to and then fill out the header and body of the message.</text:p>
          <text:p text:style-name="P11"><text:soft-page-break/>e) Once done, press the 'Send Message' button in the middle of the page.</text:p>
          <text:p text:style-name="P11">f) You should now be taken back to your Messages page. You should see a green alert message telling you that your message was successfully sent. If you do not see this, the message was not sent. My Hospitali will tell you what part(s) of the form must be done. Retry steps d and e.</text:p>
        </text:list-item>
        <text:list-item>
          <text:p text:style-name="P11">Archiving A Message - any user type</text:p>
          <text:p text:style-name="P11">a) While you are logged into your account, go to the sidebar menu to the left of the page and press 'Messages'.</text:p>
          <text:p text:style-name="P11">b) My Hospitali will take you to your Messages page.</text:p>
          <text:p text:style-name="P11">c) To archive a message, press the 'Archive' button under the 'Options' column.</text:p>
          <text:p text:style-name="P11">d) You should now be taken back to your Messages page. You should see a green alert message telling you that the mesage was archived.</text:p>
        </text:list-item>
        <text:list-item>
          <text:p text:style-name="P11">Viewing Appointments - patients, nurses, and doctors only</text:p>
          <text:p text:style-name="P11">a) While you are logged into your account, go to the sidebar menu to the left of the page and press 'Appointments'.</text:p>
          <text:p text:style-name="P11">b) My Hospitali will take you to your Appointments page.</text:p>
          <text:p text:style-name="P11">c) To view all the appointments that are currently active, press the 'Active appointments' tab.</text:p>
          <text:p text:style-name="P11">d) To view all the appointments that have been cancelled, press the 'Cancelled appointments' tab.</text:p>
        </text:list-item>
        <text:list-item>
          <text:p text:style-name="P11">Creating An Appointment - patients, nurses, and doctors only</text:p>
          <text:p text:style-name="P11"><text:soft-page-break/>a) While you are logged into your account, go to the sidebar menu to the left of the page and press 'Appointments'.</text:p>
          <text:p text:style-name="P11">b) My Hospitali will take you to your Appointments page.</text:p>
          <text:p text:style-name="P11">c) Press the green 'New Appointment' button near the top of the page</text:p>
          <text:p text:style-name="P11">d) You will be taken to the 'Create Appoinment' page.</text:p>
          <text:p text:style-name="P11">e) Once there, fill out the necessary information and then press 'Create' when you are done.</text:p>
          <text:p text:style-name="P11">f) You should be taken back to your Appointments page. You should see a green alert message telling you that the appointment was successfully created. If you do not see this, the appointment was not created. My Hospitali will tell you what part(s) of the form must be done. Retry step e.</text:p>
        </text:list-item>
        <text:list-item>
          <text:p text:style-name="P11">Canceling An Appointment - patients and doctors only</text:p>
          <text:p text:style-name="P11">a) While you are logged into your account, go to the sidebar menu to the left of the page and press 'Appointments'.</text:p>
          <text:p text:style-name="P11">b) My Hospitali will take you to your Appointments page.</text:p>
          <text:p text:style-name="P11">c) To cancel an appointment, press the 'Cancel' button under the 'Options' column.</text:p>
          <text:p text:style-name="P11">d) My Hospitali will ask for confirmation of intent. Press 'Cancel the appointment' and the appointment will be canceled.</text:p>
        </text:list-item>
        <text:list-item>
          <text:p text:style-name="P11">Viewing Medical Tests - patients, nurses, and doctors only</text:p>
          <text:p text:style-name="P11">a) While you are logged into your account, go to the sidebar menu to the left of the page and press 'Medical Tests'.</text:p>
          <text:p text:style-name="P11">b) My Hospitali will take you to your Medical Tests page.</text:p>
          <text:p text:style-name="P11"><text:soft-page-break/>c) From there, you will see all of the medical tests uploaded to the My Hospitali system. You can go them by sorting through it, going through each set of data manually, or searching for a particular item using the search bar in the upper right of the page.</text:p>
          <text:p text:style-name="P11">d) To view one particular medical test, press the 'Display' button under the 'Options' column in the table of medical tests.</text:p>
        </text:list-item>
        <text:list-item>
          <text:p text:style-name="P11">Creating A Medical Test - doctors only</text:p>
          <text:p text:style-name="P11">a) While you are logged into your account, go to the sidebar menu to the left of the page and press 'Medical Tests'.</text:p>
          <text:p text:style-name="P11">b) My Hospitali will take you to your Medical Tests page.</text:p>
          <text:p text:style-name="P11">c) Press the green 'Upload Medical Test' button near the top of the page.</text:p>
          <text:p text:style-name="P11">d) You will be taken to the 'Upload Test Result' page.</text:p>
          <text:p text:style-name="P11">e) Once there, fill out the information asked for and then press 'Upload'.</text:p>
          <text:p text:style-name="P11">f) You should see a green alert message telling you that the medical test was successfully uploaded. If you do not see this, the medical test was not uploaded. My Hospitali will tell you what part(s) of the form must be done. Retry step e.</text:p>
        </text:list-item>
        <text:list-item>
          <text:p text:style-name="P11">Updating A Medical Test - doctors only</text:p>
          <text:p text:style-name="P11">a) While you are logged into your account, go to the sidebar menu to the left of the page and press 'Medical Tests'.</text:p>
          <text:p text:style-name="P11">b) My Hospitali will take you to your Medical Tests page.</text:p>
          <text:p text:style-name="P11">c) To update a medical test, press the 'Update' button under the 'Options' column.</text:p>
          <text:p text:style-name="P11"><text:soft-page-break/>d) You will be taken to the 'Update Medical Test' page.</text:p>
          <text:p text:style-name="P11">e) Once there, you may fill out or alter the information currently in the form.</text:p>
          <text:p text:style-name="P11">e) You should see a green alert message telling you that the medical test was successfully uploaded. If you do not see this, the medical test was not uploaded. My Hospitali will tell you what part(s) of the form must be done. Retry step e.</text:p>
        </text:list-item>
        <text:list-item>
          <text:p text:style-name="P11">Viewing Prescriptions - patients, nurses, and doctors only</text:p>
          <text:p text:style-name="P11">a) While you are logged into your account, go to the sidebar menu to the left of the page and press 'Prescriptions'.</text:p>
          <text:p text:style-name="P11">b) My Hospitali will take you to your Prescriptions page.</text:p>
          <text:p text:style-name="P11">c) From there, you will see all of the prescriptions filled by the My Hospitali system. You can go them by sorting through it, going through each set of data manually, or searching for a particular item using the search bar in the upper right of the page.</text:p>
        </text:list-item>
        <text:list-item>
          <text:p text:style-name="P11">Filling A Prescription - doctors only</text:p>
          <text:p text:style-name="P11">a) While you are logged into your account, go to the sidebar menu to the left of the page and press 'Prescriptions'.</text:p>
          <text:p text:style-name="P11">b) My Hospitali will take you to your Prescriptions page.</text:p>
          <text:p text:style-name="P11">c) Press the green 'Add Prescription' button near the top of the page.</text:p>
          <text:p text:style-name="P11">d) My Hospitali will take you to the 'Add Prescriptions' form. Fill out the information asked for by the form.</text:p>
          <text:p text:style-name="P11">e) Once done, press the 'Add Prescription' button.</text:p>
          <text:p text:style-name="P11"><text:soft-page-break/>f) You should see a green alert message telling you that the prescription was successfully filled out. If you do not see this, the prescription was not filled out. My Hospitali will tell you what part(s) of the form must be done. Retry step d.</text:p>
        </text:list-item>
        <text:list-item>
          <text:p text:style-name="P11">Canceling A Prescription - doctors only</text:p>
          <text:p text:style-name="P11">a) While you are logged into your account, go to the sidebar menu to the left of the page and press 'Prescriptions'.</text:p>
          <text:p text:style-name="P11">b) My Hospitali will take you to your Prescriptions page.</text:p>
          <text:p text:style-name="P11">c) To cancel a prescription, press the 'Delete' button under the 'Options' column.</text:p>
          <text:p text:style-name="P11">d) Click the red 'Delete' button to confirm the deletion of the prescription or click the dark blue 'Return to list' button or the 'x' on the upper right of the pop up window to not delete the prescription.</text:p>
          <text:p text:style-name="P11">e) You should see a green alert message telling you that the prescription was successfully deleted if the red 'Delete' button was pressed. Otherise the prescription was not deleted and the user will be taken back to the prescription display.</text:p>
        </text:list-item>
        <text:list-item>
          <text:p text:style-name="P11">Viewing Admissions - administrators only</text:p>
          <text:p text:style-name="P11">a) While you are logged into your account, go to the sidebar menu to the left of the page and press 'Admitted Patients'.</text:p>
          <text:p text:style-name="P11">b) My Hospitali will take you to your Admissions page.</text:p>
          <text:p text:style-name="P11">c) From there, you will see the record of admissions filled by the My Hospitali system. You can go them by sorting through it, going through each set of data manually, or searching for a particular item using the search bar in the upper right of the page.</text:p>
        </text:list-item>
        <text:list-item>
          <text:p text:style-name="P11">Admitting A Patient - nurses and doctors only</text:p>
          <text:p text:style-name="P11"><text:soft-page-break/>a) While you are logged into your account, go to the sidebar menu to the left of the page and press 'Admitted Patients'.</text:p>
          <text:p text:style-name="P11">b) My Hospitali will take you to your Admissions page.</text:p>
          <text:p text:style-name="P11">c) Press the green 'Admit Patient' button located near the top of the page.</text:p>
          <text:p text:style-name="P11">d) You will be taken to the 'Admit Patient' form. Fill out the information required by the form.</text:p>
          <text:p text:style-name="P11">e) Once done, press the 'Admit' button near the bottom of the page.</text:p>
          <text:p text:style-name="P11">f) You should be taken back to your Admissions page. You should see a green alert message telling you that the patient was successfully admiited. If you do not see this, the patient was not admitted. My Hospitali will tell you what part(s) of the form must be done. Retry steps d and e.</text:p>
        </text:list-item>
        <text:list-item>
          <text:p text:style-name="P11">Discharging A Patient - doctors only</text:p>
          <text:p text:style-name="P11">a) While you are logged into your account, go to the sidebar menu to the left of the page and press 'Admitted Patients'.</text:p>
          <text:p text:style-name="P11">b) My Hospitali will take you to your Admissions page.</text:p>
          <text:p text:style-name="P11">c) To discharge a patient, press the 'Discharge' button under the 'Options' button.</text:p>
          <text:p text:style-name="P11">d) My Hospitali will ask you for confirmation of intent. Press 'Discharge' again and the patient will now be discharged.</text:p>
        </text:list-item>
        <text:list-item>
          <text:p text:style-name="P11">Importing / Exporting A .csv File - administrators only</text:p>
          <text:p text:style-name="P11">a) Keep in mind that only My Hospitali administrators can view My Hospitali activity.</text:p>
          <text:p text:style-name="P11"><text:soft-page-break/>b) While you are logged into your account (as an administrator), go to the sidebar menu to the left of the page and press 'CSV Management'.</text:p>
          <text:p text:style-name="P11">c) My Hospitali will take you to the CSV Management page.</text:p>
          <text:p text:style-name="P11">d) By default, the first option that'll be shown to you is to import information through a .csv file.</text:p>
          <text:p text:style-name="P11">e) To import through a .csv file, press the 'Choose file' button and select the .csv file that you would like to upload. Then, press 'Submit'. You should see an green alert message telling you that information was imported into My Hospitali.</text:p>
          <text:p text:style-name="P11">f) To export to a .csv file, press the 'Export Information' button and then select what information you would like to export. Once you have selected, then press 'Submit'. A .csv file will be downloaded by your web browswer containing the specified information.</text:p>
        </text:list-item>
        <text:list-item>
          <text:p text:style-name="P11">Viewing the Activity on My Hospitali - administrators only</text:p>
          <text:p text:style-name="P11">a) Keep in mind that only My Hospitali administrators can view My Hospitali activity.</text:p>
          <text:p text:style-name="P11">b) While you are logged into your account (as an administrator), go to the sidebar menu to the left of the page and press 'Viewing Activity'.</text:p>
          <text:p text:style-name="P11">c) My Hospitali will take you to the My Hospitali activity page.</text:p>
          <text:p text:style-name="P11">d) From there, you can go through the logged activity by clicking on the table headers 'Type', 'Description', 'User', and 'Time' to sort by that parameter or search for a particular item using the search bar in the upper right of the page.</text:p>
        </text:list-item>
        <text:list-item>
          <text:p text:style-name="P11">Viewing System Statistics - administrators only</text:p>
          <text:p text:style-name="P11">a) Keep in mind that only My Hospitali administrators can view statistics found from My Hospitali.</text:p>
          <text:p text:style-name="P11"><text:soft-page-break/>b) While you are logged into your account (as an administrator), go to the sidebar menu to the left of the page and press 'View Statistics'.</text:p>
          <text:p text:style-name="P11">c) My Hospitali will take you to the My Hospitali statistics page.</text:p>
          <text:p text:style-name="P11">d) From there, you can see different statistics such as the number of patients admitted and the number of users registered. To narrow down statistics found between two points in time, type in a start time and an end time and then press 'Get Statistics'.</text:p>
        </text:list-item>
        <text:list-item>
          <text:p text:style-name="P11">Managing My Hospitali Users - administrators only</text:p>
          <text:p text:style-name="P11">a) Keep in mind that only My Hospitali administrators can manage the users registered in My Hospitali.</text:p>
          <text:p text:style-name="P11">b) While you are logged into your account (as an administrator), go to the sidebar menu to the left of the page and press 'Manage Users'.</text:p>
          <text:p text:style-name="P11">c) My Hospitali will take you to the My Hospitali user management page.</text:p>
          <text:p text:style-name="P11">d) From there, you can go through the users created in My Hospitali by sorting by clicking the table headers 'Username','First name', 'Last name', and 'Role', going through each set of data manually, or searching for a particular item using the search bar in the upper right of the page.</text:p>
          <text:p text:style-name="P11">e) From here, you can also press the green 'Add Employee' button to register a new employee.</text:p>
        </text:list-item>
        <text:list-item>
          <text:p text:style-name="P11">Viewing Patient Medical Information - patients(their own only), nurses, and doctors only</text:p>
          <text:p text:style-name="P11">a) While you are logged into your account, go to the sidebar menu to the left of the page and press 'Medical Info'.</text:p>
          <text:p text:style-name="P11">If user is patient: b) If user is a patient then their medical profile is displayed.</text:p>
          <text:p text:style-name="P11"><text:soft-page-break/>If user is nurse or doctor: b) My Hospitali will take you to the My Hospitali Patients List page that displays the patient's name, blood type, and allergy as well as an option column in a table.</text:p>
          <text:p text:style-name="P11">c) From there, you will see a table of patients, their blood type, allergy, and options available for the doctor and nurse. You can go through them by sorting by clicking any one of the table headers 'Patient', 'Blood', 'Type' and 'Allergy', or searching for a particular item using the searchbar in the upper right of the page.</text:p>
        </text:list-item>
        <text:list-item>
          <text:p text:style-name="P11">Update Patient Medical Information - nurses and doctors only</text:p>
          <text:p text:style-name="P11">a) While you are logged into your account, go to the sidebar menu to the left of the page and press 'Medical Info'.</text:p>
          <text:p text:style-name="P11">b) My Hospitali will take you to the My Hospitali Patients List page. that displays the patient's name, blood type, and allergy as well as an options column in a table.</text:p>
          <text:p text:style-name="P11">c) From there, you will see a table of patients, their blood type, allergy, and option available for the doctor and nurse. You can go through them by sorting by clicking any one of the table headers 'Patient', 'Blood', 'Type' and 'Allergy', or searching for a particular item using the search bar in the upper right of the page.</text:p>
          <text:p text:style-name="P11">d) Locate the desired user by searching manually or using he search bar. Under the 'options' column to the farthest right of the table, click on the orange 'Update' button corresponding to the desired patient.</text:p>
          <text:p text:style-name="P11">e) My Hospitali will take you to the 'Update Medical Info' form. Fill out the information asked for by the form.</text:p>
          <text:p text:style-name="P11">e) Once done, press the dark blue 'Update Medical Info' button located at the bottom of the page.</text:p>
          <text:p text:style-name="P11">f) You should see a green alert message telling you that the medical info was successfully updated. If you do not see this, the form was not <text:soft-page-break/>properly filled out. My Hospitali will tell you what part(s) of the form must one. Retry step e.</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Open Sans" svg:font-family="'Ope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Open Sans1"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kék-sárga" draw:style="axial" draw:start-color="#0066cc" draw:end-color="#ffd320"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0pt" fo:language="hu" fo:country="H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Open Sans" fo:font-size="10pt" fo:language="hu" fo:country="H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loext:contextual-spacing="false" fo:line-height="120%" fo:text-align="justify" style:justify-single-word="false"/>
    </style:style>
    <style:style style:name="List" style:family="paragraph" style:parent-style-name="Text_20_body" style:class="list">
      <style:text-properties style:font-name="Open Sans" fo:font-family="'Open Sans'" style:font-family-generic="swis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style:font-name="Open Sans" fo:font-family="'Open Sans'" style:font-family-generic="swiss"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Mangal1" style:font-family-complex="Mangal"/>
    </style:style>
    <style:style style:name="sender_20_address" style:display-name="sender address" style:family="paragraph" style:parent-style-name="Standard" style:class="text">
      <style:paragraph-properties fo:margin-top="0in" fo:margin-bottom="0.3937in" loext:contextual-spacing="false">
        <style:tab-stops>
          <style:tab-stop style:position="3.9327in"/>
          <style:tab-stop style:position="5.4516in" style:type="right"/>
        </style:tab-stops>
      </style:paragraph-properties>
      <style:text-properties style:font-name="Open Sans1" fo:font-family="'Open Sans'" style:font-family-generic="swiss" style:font-pitch="variable" fo:font-size="10pt" officeooo:rsid="000c5d28" style:font-size-asian="10pt" style:font-size-complex="10pt"/>
    </style:style>
    <style:style style:name="address" style:family="paragraph" style:parent-style-name="Standard" style:class="text">
      <style:paragraph-properties fo:margin-top="0in" fo:margin-bottom="0.3937in" loext:contextual-spacing="false"/>
      <style:text-properties style:font-name="Open Sans1" fo:font-family="'Open Sans'" style:font-family-generic="swiss" style:font-pitch="variable" fo:font-size="10pt" officeooo:rsid="000e487e"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ab-stops>
          <style:tab-stop style:position="2.0547in"/>
          <style:tab-stop style:position="3.3465in" style:type="center"/>
          <style:tab-stop style:position="6.6929in" style:type="right"/>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14:25:37.686732641</meta:creation-date>
    <meta:editing-duration>PT5M42S</meta:editing-duration>
    <meta:editing-cycles>4</meta:editing-cycles>
    <meta:generator>LibreOffice/5.1.6.2$Linux_X86_64 LibreOffice_project/10m0$Build-2</meta:generator>
    <dc:description>Moderate business letter with sans-serif font </dc:description>
    <dc:title>"Moderate" business letter</dc:title>
    <dc:date>2018-03-06T15:33:03.839834913</dc:date>
    <meta:document-statistic meta:table-count="0" meta:image-count="0" meta:object-count="0" meta:page-count="18" meta:paragraph-count="215" meta:word-count="3924" meta:character-count="21633" meta:non-whitespace-character-count="17979"/>
    <meta:template xlink:type="simple" xlink:actuate="onRequest" xlink:title="&quot;Moderate&quot; business letter" xlink:href="../../../../../usr/lib/libreoffice/share/template/common/officorr/Moderate_business_letter_sans_serif.ott" meta:date="2018-03-06T14:25:35.508433168"/>
  </office:meta>
</office:document-meta>
</file>